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90000004A2FA33332.jpg"/>
  <manifest:file-entry manifest:media-type="image/jpeg" manifest:full-path="Pictures/10000000000000980000006B4E6850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476cm" svg:height="3.611cm" svg:x="1.948cm" svg:y="0.416cm">
          <draw:image xlink:href="Pictures/10000000000000590000004A2FA33332.jpg" xlink:type="simple" xlink:show="embed" xlink:actuate="onLoad">
            <text:p/>
          </draw:image>
        </draw:frame>
        <draw:custom-shape draw:style-name="gr2" draw:text-style-name="P1" draw:layer="layout" svg:width="3.345cm" svg:height="4.044cm" svg:x="5.374cm" svg:y="4.4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693cm" svg:height="4.693cm" svg:x="4.094cm" svg:y="3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rect draw:style-name="gr4" draw:text-style-name="P1" draw:layer="layout" svg:width="2.145cm" svg:height="1.012cm" svg:x="0.884cm" svg:y="1.035cm">
            <text:p/>
          </draw:rect>
          <draw:g>
            <draw:rect draw:style-name="gr4" draw:text-style-name="P1" draw:layer="layout" svg:width="0.431cm" svg:height="0.449cm" svg:x="2.541cm" svg:y="1.084cm">
              <text:p/>
            </draw:rect>
            <draw:rect draw:style-name="gr4" draw:text-style-name="P1" draw:layer="layout" svg:width="0.3cm" svg:height="0.146cm" svg:x="2.383cm" svg:y="1.137cm">
              <text:p/>
            </draw:rect>
            <draw:rect draw:style-name="gr4" draw:text-style-name="P1" draw:layer="layout" svg:width="0.3cm" svg:height="0.146cm" svg:x="2.383cm" svg:y="1.336cm">
              <text:p/>
            </draw:rect>
          </draw:g>
        </draw:g>
        <draw:g>
          <draw:rect draw:style-name="gr4" draw:text-style-name="P1" draw:layer="layout" svg:width="2.145cm" svg:height="1.012cm" svg:x="4.546cm" svg:y="0.32cm">
            <text:p/>
          </draw:rect>
          <draw:g>
            <draw:rect draw:style-name="gr4" draw:text-style-name="P1" draw:layer="layout" svg:width="0.431cm" svg:height="0.449cm" svg:x="6.203cm" svg:y="0.369cm">
              <text:p/>
            </draw:rect>
            <draw:rect draw:style-name="gr4" draw:text-style-name="P1" draw:layer="layout" svg:width="0.3cm" svg:height="0.146cm" svg:x="6.045cm" svg:y="0.422cm">
              <text:p/>
            </draw:rect>
            <draw:rect draw:style-name="gr4" draw:text-style-name="P1" draw:layer="layout" svg:width="0.3cm" svg:height="0.146cm" svg:x="6.045cm" svg:y="0.621cm">
              <text:p/>
            </draw:rect>
          </draw:g>
        </draw:g>
        <draw:g>
          <draw:rect draw:style-name="gr4" draw:text-style-name="P1" draw:layer="layout" svg:width="2.145cm" svg:height="1.012cm" svg:x="5.81cm" svg:y="1.984cm">
            <text:p/>
          </draw:rect>
          <draw:g>
            <draw:rect draw:style-name="gr4" draw:text-style-name="P1" draw:layer="layout" svg:width="0.431cm" svg:height="0.449cm" svg:x="7.467cm" svg:y="2.033cm">
              <text:p/>
            </draw:rect>
            <draw:rect draw:style-name="gr4" draw:text-style-name="P1" draw:layer="layout" svg:width="0.3cm" svg:height="0.146cm" svg:x="7.309cm" svg:y="2.086cm">
              <text:p/>
            </draw:rect>
            <draw:rect draw:style-name="gr4" draw:text-style-name="P1" draw:layer="layout" svg:width="0.3cm" svg:height="0.146cm" svg:x="7.309cm" svg:y="2.285cm">
              <text:p/>
            </draw:rect>
          </draw:g>
        </draw:g>
        <draw:line draw:style-name="gr5" draw:text-style-name="P1" draw:layer="layout" svg:x1="3.045cm" svg:y1="1.531cm" svg:x2="4.576cm" svg:y2="0.849cm">
          <text:p/>
        </draw:line>
        <draw:line draw:style-name="gr5" draw:text-style-name="P1" draw:layer="layout" svg:x1="3.046cm" svg:y1="1.531cm" svg:x2="5.807cm" svg:y2="2.48cm">
          <text:p/>
        </draw:line>
        <draw:line draw:style-name="gr5" draw:text-style-name="P1" draw:layer="layout" svg:x1="5.809cm" svg:y1="1.381cm" svg:x2="6.889cm" svg:y2="2.013cm">
          <text:p/>
        </draw:line>
        <draw:frame draw:style-name="gr1" draw:text-style-name="P1" draw:layer="layout" svg:width="3.554cm" svg:height="2.775cm" svg:x="0.274cm" svg:y="5.075cm">
          <draw:image xlink:href="Pictures/10000000000000980000006B4E6850F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14cm" fo:page-height="8.8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Fabrizio Pastore</meta:initial-creator>
    <meta:creation-date>2007-08-22T21:51:54</meta:creation-date>
    <dc:creator>Fabrizio Pastore</dc:creator>
    <dc:date>2007-08-22T22:07:01</dc:date>
    <dc:language>en-GB</dc:language>
    <meta:editing-cycles>3</meta:editing-cycles>
    <meta:editing-duration>PT15M7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